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0c1" officeooo:paragraph-rsid="000bf0c1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size="9pt" fo:font-weight="bold" officeooo:rsid="000ab6fb" officeooo:paragraph-rsid="000df3c2" style:font-size-asian="9pt" style:font-weight-asian="bold" style:font-size-complex="9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size="9pt" fo:font-weight="bold" officeooo:rsid="000ab6fb" officeooo:paragraph-rsid="00106136" style:font-size-asian="9pt" style:font-weight-asian="bold" style:font-size-complex="9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size="9pt" fo:font-weight="bold" officeooo:rsid="000ab6fb" officeooo:paragraph-rsid="0010cfa0" style:font-size-asian="9pt" style:font-weight-asian="bold" style:font-size-complex="9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size="9pt" fo:font-weight="bold" officeooo:rsid="000ab6fb" officeooo:paragraph-rsid="00149127" style:font-size-asian="9pt" style:font-weight-asian="bold" style:font-size-complex="9pt" style:font-weight-complex="bold" loext:padding="0in" loext:border="none"/>
    </style:style>
    <style:style style:name="P6" style:family="paragraph" style:parent-style-name="Preformatted_20_Text">
      <style:text-properties fo:color="#000000" style:font-name="monospace" officeooo:rsid="000bf0c1" officeooo:paragraph-rsid="000bf0c1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0ab6fb" style:font-weight-asian="bold" style:font-weight-complex="bold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0bf0c1" style:font-weight-asian="bold" style:font-weight-complex="bold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0c3b84" style:font-weight-asian="bold" style:font-weight-complex="bold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0fb496" style:font-weight-asian="bold" style:font-weight-complex="bold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106136" style:font-weight-asian="bold" style:font-weight-complex="bold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10cfa0" style:font-weight-asian="bold" style:font-weight-complex="bold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0ab6fb" officeooo:paragraph-rsid="00149127" style:font-weight-asian="bold" style:font-weight-complex="bold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style:font-weight-asian="bold" style:font-weight-complex="bold" loext:padding="0in" loext:border="non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paragraph-rsid="000bf0c1" style:font-weight-asian="bold" style:font-weight-complex="bold" loext:padding="0in" loext:border="non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fo:font-weight="bold" officeooo:rsid="00157651" officeooo:paragraph-rsid="00157651" style:font-weight-asian="bold" style:font-weight-complex="bold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padding="0in" fo:border="none"/>
    </style:style>
    <style:style style:name="P19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loext:padding="0in" loext:border="none"/>
    </style:style>
    <style:style style:name="P20" style:family="paragraph" style:parent-style-name="Preformatted_20_Text" style:list-style-name="L1">
      <style:paragraph-properties fo:margin-top="0in" fo:margin-bottom="0in" loext:contextual-spacing="false" fo:padding="0in" fo:border="none"/>
      <style:text-properties fo:color="#000000" style:font-name="monospace" fo:font-weight="bold" officeooo:rsid="00157651" officeooo:paragraph-rsid="00157651" style:font-weight-asian="bold" style:font-weight-complex="bold" loext:padding="0in" loext:border="none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fo:font-weight="bold" officeooo:rsid="00157651" officeooo:paragraph-rsid="00157651" style:font-weight-asian="bold" style:font-weight-complex="bold" loext:padding="0in" loext:border="none"/>
    </style:style>
    <style:style style:name="P22" style:family="paragraph" style:parent-style-name="Preformatted_20_Text" style:list-style-name="L2">
      <style:paragraph-properties fo:margin-top="0in" fo:margin-bottom="0in" loext:contextual-spacing="false" fo:padding="0in" fo:border="none"/>
      <style:text-properties fo:color="#000000" style:font-name="monospace" fo:font-weight="bold" officeooo:rsid="0016679f" officeooo:paragraph-rsid="0016679f" style:font-weight-asian="bold" style:font-weight-complex="bold" loext:padding="0in" loext:border="none"/>
    </style:style>
    <style:style style:name="P23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fo:font-weight="bold" officeooo:rsid="0016679f" officeooo:paragraph-rsid="0016679f" style:font-weight-asian="bold" style:font-weight-complex="bold" loext:padding="0in" loext:border="none"/>
    </style:style>
    <style:style style:name="P24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fo:font-weight="bold" officeooo:paragraph-rsid="0016679f"/>
    </style:style>
    <style:style style:name="P25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fo:font-weight="normal" officeooo:rsid="0016679f" officeooo:paragraph-rsid="0016679f" style:font-weight-asian="normal" style:font-weight-complex="normal"/>
    </style:style>
    <style:style style:name="T1" style:family="text">
      <style:text-properties officeooo:rsid="000bf0c1"/>
    </style:style>
    <style:style style:name="T2" style:family="text">
      <style:text-properties officeooo:rsid="000c3b84"/>
    </style:style>
    <style:style style:name="T3" style:family="text">
      <style:text-properties officeooo:rsid="000df3c2"/>
    </style:style>
    <style:style style:name="T4" style:family="text">
      <style:text-properties officeooo:rsid="000fb496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0fb496" style:font-size-asian="9pt" style:font-size-complex="9pt"/>
    </style:style>
    <style:style style:name="T7" style:family="text">
      <style:text-properties fo:font-size="9pt" officeooo:rsid="00106136" style:font-size-asian="9pt" style:font-size-complex="9pt"/>
    </style:style>
    <style:style style:name="T8" style:family="text">
      <style:text-properties fo:font-size="9pt" officeooo:rsid="0010cfa0" style:font-size-asian="9pt" style:font-size-complex="9pt"/>
    </style:style>
    <style:style style:name="T9" style:family="text">
      <style:text-properties fo:font-size="9pt" officeooo:rsid="00149127" style:font-size-asian="9pt" style:font-size-complex="9pt"/>
    </style:style>
    <style:style style:name="T10" style:family="text">
      <style:text-properties fo:font-size="9pt" officeooo:rsid="0016679f" style:font-size-asian="9pt" style:font-size-complex="9pt"/>
    </style:style>
    <style:style style:name="T11" style:family="text">
      <style:text-properties fo:font-size="9pt" officeooo:rsid="0016679f" style:font-size-asian="9pt" style:font-weight-asian="bold" style:font-size-complex="9pt" style:font-weight-complex="bold" loext:padding="0in" loext:border="none"/>
    </style:style>
    <style:style style:name="T12" style:family="text">
      <style:text-properties officeooo:rsid="0010cfa0"/>
    </style:style>
    <style:style style:name="T13" style:family="text">
      <style:text-properties fo:font-variant="normal" fo:text-transform="none" style:font-name="Helvetica Neue" fo:font-size="9pt" fo:letter-spacing="normal" fo:font-style="normal" fo:font-weight="normal" style:font-size-asian="9pt" style:font-size-complex="9pt"/>
    </style:style>
    <style:style style:name="T14" style:family="text">
      <style:text-properties fo:font-variant="normal" fo:text-transform="none" style:font-name="Helvetica Neue" fo:font-size="9pt" fo:letter-spacing="normal" fo:font-style="normal" fo:font-weight="normal" officeooo:rsid="0016679f" style:font-size-asian="9pt" style:font-weight-asian="bold" style:font-size-complex="9pt" style:font-weight-complex="bold" loext:padding="0in" loext:border="none"/>
    </style:style>
    <style:style style:name="T15" style:family="text">
      <style:text-properties fo:font-variant="normal" fo:text-transform="none" style:font-name="Helvetica Neue" fo:font-size="9pt" fo:letter-spacing="normal" fo:font-style="normal" officeooo:rsid="0016679f" style:font-size-asian="9pt" style:font-weight-asian="bold" style:font-size-complex="9pt" style:font-weight-complex="bold" loext:padding="0in" loext:border="none"/>
    </style:style>
    <style:style style:name="T16" style:family="text">
      <style:text-properties fo:font-variant="normal" fo:text-transform="none" style:font-name="Helvetica Neue" fo:font-size="9pt" fo:letter-spacing="normal" fo:font-style="normal" style:text-underline-style="solid" style:text-underline-width="auto" style:text-underline-color="font-color" officeooo:rsid="0016679f" style:font-size-asian="9pt" style:font-weight-asian="bold" style:font-size-complex="9pt" style:font-weight-complex="bold" loext:padding="0in" loext:border="none"/>
    </style:style>
    <style:style style:name="T17" style:family="text">
      <style:text-properties fo:font-variant="normal" fo:text-transform="none" style:font-name="Helvetica Neue" fo:font-size="9pt" fo:letter-spacing="normal" fo:font-style="normal" style:text-underline-style="solid" style:text-underline-width="auto" style:text-underline-color="font-color" fo:background-color="#ffff00" loext:char-shading-value="0" style:font-size-asian="9pt" style:font-size-complex="9pt" loext:padding="0in" loext:border="none"/>
    </style:style>
    <style:style style:name="T18" style:family="text">
      <style:text-properties fo:font-variant="normal" fo:text-transform="none" style:font-name="Helvetica Neue" fo:font-size="9pt" fo:letter-spacing="normal" fo:font-style="normal" style:text-underline-style="solid" style:text-underline-width="auto" style:text-underline-color="font-color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19" style:family="text">
      <style:text-properties fo:font-variant="normal" fo:text-transform="none" style:font-name="Helvetica Neue" fo:font-size="9pt" fo:letter-spacing="normal" fo:font-style="normal" style:text-underline-style="solid" style:text-underline-width="auto" style:text-underline-color="font-color" fo:font-weight="bold" fo:background-color="transparent" loext:char-shading-value="0" style:font-size-asian="9pt" style:font-weight-asian="bold" style:font-size-complex="9pt" style:font-weight-complex="bold" loext:padding="0in" loext:border="none"/>
    </style:style>
    <style:style style:name="T20" style:family="text">
      <style:text-properties fo:font-variant="normal" fo:text-transform="none" style:font-name="Helvetica Neue" fo:font-size="9pt" fo:letter-spacing="normal" fo:font-style="normal" style:text-underline-style="none" fo:font-weight="bold" fo:background-color="transparent" loext:char-shading-value="0" style:font-size-asian="9pt" style:font-weight-asian="bold" style:font-size-complex="9pt" style:font-weight-complex="bold" loext:padding="0in" loext:border="none"/>
    </style:style>
    <style:style style:name="T21" style:family="text">
      <style:text-properties fo:font-variant="normal" fo:text-transform="none" style:font-name="Helvetica Neue" fo:font-size="11pt" fo:letter-spacing="normal" fo:font-style="normal" officeooo:rsid="0016679f" style:font-size-asian="11pt" style:font-weight-asian="bold" style:font-size-complex="11pt" style:font-weight-complex="bold" loext:padding="0in" loext:border="none"/>
    </style:style>
    <style:style style:name="T22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officeooo:rsid="0016679f" style:font-size-asian="11pt" style:font-weight-asian="bold" style:font-size-complex="11pt" style:font-weight-complex="bold" loext:padding="0in" loext:border="none"/>
    </style:style>
    <style:style style:name="T23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officeooo:rsid="0016679f" fo:background-color="#ffff00" loext:char-shading-value="0" style:font-size-asian="11pt" style:font-weight-asian="bold" style:font-size-complex="11pt" style:font-weight-complex="bold" loext:padding="0in" loext:border="none"/>
    </style:style>
    <style:style style:name="T24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officeooo:rsid="0016679f" fo:background-color="#ffff00" loext:char-shading-value="0" style:font-size-asian="11pt" style:font-weight-asian="bold" style:font-size-complex="11pt" style:font-weight-complex="bold" loext:padding="0in" loext:border="none"/>
    </style:style>
    <style:style style:name="T25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fo:background-color="#ffff00" loext:char-shading-value="0" style:font-size-asian="11pt" style:font-weight-asian="bold" style:font-size-complex="11pt" style:font-weight-complex="bold" loext:padding="0in" loext:border="none"/>
    </style:style>
    <style:style style:name="T26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fo:background-color="#ffff00" loext:char-shading-value="0" style:font-size-asian="11pt" style:font-size-complex="11pt" loext:padding="0in" loext:border="none"/>
    </style:style>
    <style:style style:name="T27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fo:background-color="transparent" loext:char-shading-value="0" style:font-size-asian="11pt" style:font-size-complex="11pt" loext:padding="0in" loext:border="none"/>
    </style:style>
    <style:style style:name="T28" style:family="text">
      <style:text-properties fo:font-variant="normal" fo:text-transform="none" style:font-name="Helvetica Neue" fo:font-size="11pt" fo:letter-spacing="normal" fo:font-style="normal" style:text-underline-style="solid" style:text-underline-width="auto" style:text-underline-color="font-color" fo:font-weight="bold" fo:background-color="#ffff00" loext:char-shading-value="0" style:font-size-asian="11pt" style:font-weight-asian="bold" style:font-size-complex="11pt" style:font-weight-complex="bold" loext:padding="0in" loext:border="none"/>
    </style:style>
    <style:style style:name="T29" style:family="text">
      <style:text-properties fo:font-variant="normal" fo:text-transform="none" style:font-name="Helvetica Neue" fo:font-size="11pt" fo:letter-spacing="normal" fo:font-style="normal" officeooo:rsid="0016679f" fo:background-color="#ffff00" loext:char-shading-value="0" style:font-size-asian="11pt" style:font-weight-asian="bold" style:font-size-complex="11pt" style:font-weight-complex="bold" loext:padding="0in" loext:border="none"/>
    </style:style>
    <style:style style:name="T30" style:family="text">
      <style:text-properties fo:font-variant="normal" fo:text-transform="none" style:font-name="Helvetica Neue" fo:font-size="11pt" fo:letter-spacing="normal" fo:font-style="normal" officeooo:rsid="0016679f" fo:background-color="#ffff00" loext:char-shading-value="0" style:font-size-asian="11pt" style:font-weight-asian="bold" style:font-size-complex="11pt" style:font-weight-complex="bold" loext:padding="0in" loext:border="none"/>
    </style:style>
    <style:style style:name="T31" style:family="text">
      <style:text-properties fo:font-variant="normal" fo:text-transform="none" style:font-name="Helvetica Neue" fo:font-size="11pt" fo:letter-spacing="normal" fo:font-style="normal" style:text-underline-style="none" fo:background-color="transparent" loext:char-shading-value="0" style:font-size-asian="11pt" style:font-size-complex="11pt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Data Train<text:tab/>without data preprocessing</text:p>
      <text:p text:style-name="P8">Data validation = FlipHorizontal</text:p>
      <text:p text:style-name="P15"/>
      <text:p text:style-name="P7">Training...</text:p>
      <text:p text:style-name="P18"/>
      <text:p text:style-name="P19">validation_size : 11762</text:p>
      <text:p text:style-name="P19">difference : 27447</text:p>
      <text:p text:style-name="P19">validation_start : <text:s/>1690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<text:tab/></text:p>
      <text:p text:style-name="P18"/>
      <text:p text:style-name="P19">validation_size : 11762</text:p>
      <text:p text:style-name="P19">difference : 27447</text:p>
      <text:p text:style-name="P19">validation_start : <text:s/>5899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2 ...</text:p>
      <text:p text:style-name="P19">Validation Accuracy = 0.647</text:p>
      <text:p text:style-name="P18"/>
      <text:p text:style-name="P19">validation_size : 11762</text:p>
      <text:p text:style-name="P19">difference : 27447</text:p>
      <text:p text:style-name="P19">validation_start : <text:s/>1861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3 ...</text:p>
      <text:p text:style-name="P19">Validation Accuracy = 0.674</text:p>
      <text:p text:style-name="P18"/>
      <text:p text:style-name="P19">validation_size : 11762</text:p>
      <text:p text:style-name="P19">difference : 27447</text:p>
      <text:p text:style-name="P19">validation_start : <text:s/>71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4 ...</text:p>
      <text:p text:style-name="P19">Validation Accuracy = 0.689</text:p>
      <text:p text:style-name="P18"/>
      <text:p text:style-name="P19">validation_size : 11762</text:p>
      <text:p text:style-name="P19">difference : 27447</text:p>
      <text:p text:style-name="P19">validation_start : <text:s/>1556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5 ...</text:p>
      <text:p text:style-name="P19">Validation Accuracy = 0.705</text:p>
      <text:p text:style-name="P18"/>
      <text:p text:style-name="P19"><text:soft-page-break/>validation_size : 11762</text:p>
      <text:p text:style-name="P19">difference : 27447</text:p>
      <text:p text:style-name="P19">validation_start : <text:s/>2521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6 ...</text:p>
      <text:p text:style-name="P19">Validation Accuracy = 0.701</text:p>
      <text:p text:style-name="P18"/>
      <text:p text:style-name="P19">validation_size : 11762</text:p>
      <text:p text:style-name="P19">difference : 27447</text:p>
      <text:p text:style-name="P19">validation_start : <text:s/>2407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7 ...</text:p>
      <text:p text:style-name="P19">Validation Accuracy = 0.708</text:p>
      <text:p text:style-name="P18"/>
      <text:p text:style-name="P19">validation_size : 11762</text:p>
      <text:p text:style-name="P19">difference : 27447</text:p>
      <text:p text:style-name="P19">validation_start : <text:s/>16528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8 ...</text:p>
      <text:p text:style-name="P19">Validation Accuracy = 0.718</text:p>
      <text:p text:style-name="P18"/>
      <text:p text:style-name="P19">validation_size : 11762</text:p>
      <text:p text:style-name="P19">difference : 27447</text:p>
      <text:p text:style-name="P19">validation_start : <text:s/>1774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9 ...</text:p>
      <text:p text:style-name="P19">Validation Accuracy = 0.704</text:p>
      <text:p text:style-name="P18"/>
      <text:p text:style-name="P19">validation_size : 11762</text:p>
      <text:p text:style-name="P19">difference : 27447</text:p>
      <text:p text:style-name="P19">validation_start : <text:s/>1304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10 ...</text:p>
      <text:p text:style-name="P19">Validation Accuracy = 0.698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74</text:p>
      <text:p text:style-name="Standard"/>
      <text:p text:style-name="Standard"/>
      <text:p text:style-name="Standard"/>
      <text:p text:style-name="Standard"><text:soft-page-break/></text:p>
      <text:p text:style-name="P9">Data Train<text:tab/>without data preprocessing</text:p>
      <text:p text:style-name="P9">Data validation = <text:span text:style-name="T1">Tasks.FlipVertical</text:span></text:p>
      <text:p text:style-name="P16"/>
      <text:p text:style-name="P6">Training...</text:p>
      <text:p text:style-name="P18"/>
      <text:p text:style-name="P19">validation_size : 11762</text:p>
      <text:p text:style-name="P19">difference : 27447</text:p>
      <text:p text:style-name="P19">validation_start : <text:s/>1233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0.467</text:p>
      <text:p text:style-name="P18"/>
      <text:p text:style-name="P19">validation_size : 11762</text:p>
      <text:p text:style-name="P19">difference : 27447</text:p>
      <text:p text:style-name="P19">validation_start : <text:s/>9108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2 ...</text:p>
      <text:p text:style-name="P19">Validation Accuracy = 0.562</text:p>
      <text:p text:style-name="P18"/>
      <text:p text:style-name="P19">validation_size : 11762</text:p>
      <text:p text:style-name="P19">difference : 27447</text:p>
      <text:p text:style-name="P19">validation_start : <text:s/>911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3 ...</text:p>
      <text:p text:style-name="P19">Validation Accuracy = 0.592</text:p>
      <text:p text:style-name="P18"/>
      <text:p text:style-name="P19">validation_size : 11762</text:p>
      <text:p text:style-name="P19">difference : 27447</text:p>
      <text:p text:style-name="P19">validation_start : <text:s/>1815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4 ...</text:p>
      <text:p text:style-name="P19">Validation Accuracy = 0.604</text:p>
      <text:p text:style-name="P18"/>
      <text:p text:style-name="P19">validation_size : 11762</text:p>
      <text:p text:style-name="P19">difference : 27447</text:p>
      <text:p text:style-name="P19">validation_start : <text:s/>637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5 ...</text:p>
      <text:p text:style-name="P19">Validation Accuracy = 0.612</text:p>
      <text:p text:style-name="P18"/>
      <text:p text:style-name="P19"><text:soft-page-break/>validation_size : 11762</text:p>
      <text:p text:style-name="P19">difference : 27447</text:p>
      <text:p text:style-name="P19">validation_start : <text:s/>2006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6 ...</text:p>
      <text:p text:style-name="P19">Validation Accuracy = 0.620</text:p>
      <text:p text:style-name="P18"/>
      <text:p text:style-name="P19">validation_size : 11762</text:p>
      <text:p text:style-name="P19">difference : 27447</text:p>
      <text:p text:style-name="P19">validation_start : <text:s/>515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7 ...</text:p>
      <text:p text:style-name="P19">Validation Accuracy = 0.628</text:p>
      <text:p text:style-name="P18"/>
      <text:p text:style-name="P19">validation_size : 11762</text:p>
      <text:p text:style-name="P19">difference : 27447</text:p>
      <text:p text:style-name="P19">validation_start : <text:s/>23467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8 ...</text:p>
      <text:p text:style-name="P19">Validation Accuracy = 0.631</text:p>
      <text:p text:style-name="P18"/>
      <text:p text:style-name="P19">validation_size : 11762</text:p>
      <text:p text:style-name="P19">difference : 27447</text:p>
      <text:p text:style-name="P19">validation_start : <text:s/>1758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9 ...</text:p>
      <text:p text:style-name="P19">Validation Accuracy = 0.638</text:p>
      <text:p text:style-name="P18"/>
      <text:p text:style-name="P19">validation_size : 11762</text:p>
      <text:p text:style-name="P19">difference : 27447</text:p>
      <text:p text:style-name="P19">validation_start : <text:s/>315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10 ...</text:p>
      <text:p text:style-name="P19">Validation Accuracy = 0.626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85</text:p>
      <text:p text:style-name="P1"/>
      <text:p text:style-name="P1"/>
      <text:p text:style-name="P1"/>
      <text:p text:style-name="P1"><text:soft-page-break/></text:p>
      <text:p text:style-name="P10">Data Train<text:tab/>without data preprocessing</text:p>
      <text:p text:style-name="P10">Data validation = <text:span text:style-name="T2">Crop</text:span></text:p>
      <text:p text:style-name="P10"/>
      <text:p text:style-name="P10">Training...</text:p>
      <text:p text:style-name="P18"/>
      <text:p text:style-name="P19">validation_size : 11762</text:p>
      <text:p text:style-name="P19">difference : 27447</text:p>
      <text:p text:style-name="P19">validation_start : <text:s/>1559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0.694</text:p>
      <text:p text:style-name="P18"/>
      <text:p text:style-name="P19">validation_size : 11762</text:p>
      <text:p text:style-name="P19">difference : 27447</text:p>
      <text:p text:style-name="P19">validation_start : <text:s/>16019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2 ...</text:p>
      <text:p text:style-name="P19">Validation Accuracy = 0.771</text:p>
      <text:p text:style-name="P18"/>
      <text:p text:style-name="P19">validation_size : 11762</text:p>
      <text:p text:style-name="P19">difference : 27447</text:p>
      <text:p text:style-name="P19">validation_start : <text:s/>19714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3 ...</text:p>
      <text:p text:style-name="P19">Validation Accuracy = 0.753</text:p>
      <text:p text:style-name="P18"/>
      <text:p text:style-name="P19">validation_size : 11762</text:p>
      <text:p text:style-name="P19">difference : 27447</text:p>
      <text:p text:style-name="P19">validation_start : <text:s/>1151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4 ...</text:p>
      <text:p text:style-name="P19">Validation Accuracy = 0.696</text:p>
      <text:p text:style-name="P18"/>
      <text:p text:style-name="P19">validation_size : 11762</text:p>
      <text:p text:style-name="P19">difference : 27447</text:p>
      <text:p text:style-name="P19">validation_start : <text:s/>278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5 ...</text:p>
      <text:p text:style-name="P19">Validation Accuracy = 0.634</text:p>
      <text:p text:style-name="P18"/>
      <text:p text:style-name="P19"><text:soft-page-break/>validation_size : 11762</text:p>
      <text:p text:style-name="P19">difference : 27447</text:p>
      <text:p text:style-name="P19">validation_start : <text:s/>2627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6 ...</text:p>
      <text:p text:style-name="P19">Validation Accuracy = 0.579</text:p>
      <text:p text:style-name="P18"/>
      <text:p text:style-name="P19">validation_size : 11762</text:p>
      <text:p text:style-name="P19">difference : 27447</text:p>
      <text:p text:style-name="P19">validation_start : <text:s/>14792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7 ...</text:p>
      <text:p text:style-name="P19">Validation Accuracy = 0.565</text:p>
      <text:p text:style-name="P18"/>
      <text:p text:style-name="P19">validation_size : 11762</text:p>
      <text:p text:style-name="P19">difference : 27447</text:p>
      <text:p text:style-name="P19">validation_start : <text:s/>649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8 ...</text:p>
      <text:p text:style-name="P19">Validation Accuracy = 0.486</text:p>
      <text:p text:style-name="P18"/>
      <text:p text:style-name="P19">validation_size : 11762</text:p>
      <text:p text:style-name="P19">difference : 27447</text:p>
      <text:p text:style-name="P19">validation_start : <text:s/>2420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9 ...</text:p>
      <text:p text:style-name="P19">Validation Accuracy = 0.478</text:p>
      <text:p text:style-name="P18"/>
      <text:p text:style-name="P19">validation_size : 11762</text:p>
      <text:p text:style-name="P19">difference : 27447</text:p>
      <text:p text:style-name="P19">validation_start : <text:s/>22104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10 ...</text:p>
      <text:p text:style-name="P19">Validation Accuracy = 0.403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54</text:p>
      <text:p text:style-name="P10"/>
      <text:p text:style-name="P10"/>
      <text:p text:style-name="P10"/>
      <text:p text:style-name="P10"/>
      <text:p text:style-name="P2"><text:soft-page-break/><text:span text:style-name="T3">D</text:span>ata Train without data preprocessing</text:p>
      <text:p text:style-name="P11"><text:span text:style-name="T5">Data validation = </text:span><text:span text:style-name="T6">GaussianBlu</text:span><text:span text:style-name="T4">r</text:span></text:p>
      <text:p text:style-name="P11"/>
      <text:p text:style-name="P11">Training...</text:p>
      <text:p text:style-name="P18"/>
      <text:p text:style-name="P19">validation_size : 11762</text:p>
      <text:p text:style-name="P19">difference : 27447</text:p>
      <text:p text:style-name="P19">validation_start : <text:s/>700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0.573</text:p>
      <text:p text:style-name="P18"/>
      <text:p text:style-name="P19">validation_size : 11762</text:p>
      <text:p text:style-name="P19">difference : 27447</text:p>
      <text:p text:style-name="P19">validation_start : <text:s/>2155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2 ...</text:p>
      <text:p text:style-name="P19">Validation Accuracy = 0.637</text:p>
      <text:p text:style-name="P18"/>
      <text:p text:style-name="P19">validation_size : 11762</text:p>
      <text:p text:style-name="P19">difference : 27447</text:p>
      <text:p text:style-name="P19">validation_start : <text:s/>1150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3 ...</text:p>
      <text:p text:style-name="P19">Validation Accuracy = 0.590</text:p>
      <text:p text:style-name="P18"/>
      <text:p text:style-name="P19">validation_size : 11762</text:p>
      <text:p text:style-name="P19">difference : 27447</text:p>
      <text:p text:style-name="P19">validation_start : <text:s/>1096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4 ...</text:p>
      <text:p text:style-name="P19">Validation Accuracy = 0.522</text:p>
      <text:p text:style-name="P18"/>
      <text:p text:style-name="P19">validation_size : 11762</text:p>
      <text:p text:style-name="P19">difference : 27447</text:p>
      <text:p text:style-name="P19">validation_start : <text:s/>25609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5 ...</text:p>
      <text:p text:style-name="P19">Validation Accuracy = 0.473</text:p>
      <text:p text:style-name="P18"/>
      <text:p text:style-name="P19">validation_size : 11762</text:p>
      <text:p text:style-name="P19"><text:soft-page-break/>difference : 27447</text:p>
      <text:p text:style-name="P19">validation_start : <text:s/>22284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6 ...</text:p>
      <text:p text:style-name="P19">Validation Accuracy = 0.433</text:p>
      <text:p text:style-name="P18"/>
      <text:p text:style-name="P19">validation_size : 11762</text:p>
      <text:p text:style-name="P19">difference : 27447</text:p>
      <text:p text:style-name="P19">validation_start : <text:s/>446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7 ...</text:p>
      <text:p text:style-name="P19">Validation Accuracy = 0.356</text:p>
      <text:p text:style-name="P18"/>
      <text:p text:style-name="P19">validation_size : 11762</text:p>
      <text:p text:style-name="P19">difference : 27447</text:p>
      <text:p text:style-name="P19">validation_start : <text:s/>19468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8 ...</text:p>
      <text:p text:style-name="P19">Validation Accuracy = 0.308</text:p>
      <text:p text:style-name="P18"/>
      <text:p text:style-name="P19">validation_size : 11762</text:p>
      <text:p text:style-name="P19">difference : 27447</text:p>
      <text:p text:style-name="P19">validation_start : <text:s/>2578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9 ...</text:p>
      <text:p text:style-name="P19">Validation Accuracy = 0.293</text:p>
      <text:p text:style-name="P18"/>
      <text:p text:style-name="P19">validation_size : 11762</text:p>
      <text:p text:style-name="P19">difference : 27447</text:p>
      <text:p text:style-name="P19">validation_start : <text:s/>785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10 ...</text:p>
      <text:p text:style-name="P19">Validation Accuracy = 0.274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57</text:p>
      <text:p text:style-name="P11"/>
      <text:p text:style-name="P11"/>
      <text:p text:style-name="P11"/>
      <text:p text:style-name="P11"/>
      <text:p text:style-name="P11"/>
      <text:p text:style-name="P3"><text:soft-page-break/><text:span text:style-name="T3">D</text:span>ata Train without data preprocessing</text:p>
      <text:p text:style-name="P12"><text:span text:style-name="T5">Data validation = </text:span><text:span text:style-name="T7">Dropout</text:span></text:p>
      <text:p text:style-name="P12"/>
      <text:p text:style-name="P12">Training...</text:p>
      <text:p text:style-name="P18"/>
      <text:p text:style-name="P19">validation_size : 11762</text:p>
      <text:p text:style-name="P19">difference : 27447</text:p>
      <text:p text:style-name="P19">validation_start : <text:s/>1160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0.710</text:p>
      <text:p text:style-name="P18"/>
      <text:p text:style-name="P19">validation_size : 11762</text:p>
      <text:p text:style-name="P19">difference : 27447</text:p>
      <text:p text:style-name="P19">validation_start : <text:s/>1798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2 ...</text:p>
      <text:p text:style-name="P19">Validation Accuracy = 0.747</text:p>
      <text:p text:style-name="P18"/>
      <text:p text:style-name="P19">validation_size : 11762</text:p>
      <text:p text:style-name="P19">difference : 27447</text:p>
      <text:p text:style-name="P19">validation_start : <text:s/>1562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3 ...</text:p>
      <text:p text:style-name="P19">Validation Accuracy = 0.705</text:p>
      <text:p text:style-name="P18"/>
      <text:p text:style-name="P19">validation_size : 11762</text:p>
      <text:p text:style-name="P19">difference : 27447</text:p>
      <text:p text:style-name="P19">validation_start : <text:s/>2712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4 ...</text:p>
      <text:p text:style-name="P19">Validation Accuracy = 0.668</text:p>
      <text:p text:style-name="P18"/>
      <text:p text:style-name="P19">validation_size : 11762</text:p>
      <text:p text:style-name="P19">difference : 27447</text:p>
      <text:p text:style-name="P19">validation_start : <text:s/>632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5 ...</text:p>
      <text:p text:style-name="P19">Validation Accuracy = 0.638</text:p>
      <text:p text:style-name="P18"/>
      <text:p text:style-name="P19">validation_size : 11762</text:p>
      <text:p text:style-name="P19"><text:soft-page-break/>difference : 27447</text:p>
      <text:p text:style-name="P19">validation_start : <text:s/>1729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6 ...</text:p>
      <text:p text:style-name="P19">Validation Accuracy = 0.613</text:p>
      <text:p text:style-name="P18"/>
      <text:p text:style-name="P19">validation_size : 11762</text:p>
      <text:p text:style-name="P19">difference : 27447</text:p>
      <text:p text:style-name="P19">validation_start : <text:s/>1751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7 ...</text:p>
      <text:p text:style-name="P19">Validation Accuracy = 0.567</text:p>
      <text:p text:style-name="P18"/>
      <text:p text:style-name="P19">validation_size : 11762</text:p>
      <text:p text:style-name="P19">difference : 27447</text:p>
      <text:p text:style-name="P19">validation_start : <text:s/>1353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8 ...</text:p>
      <text:p text:style-name="P19">Validation Accuracy = 0.515</text:p>
      <text:p text:style-name="P18"/>
      <text:p text:style-name="P19">validation_size : 11762</text:p>
      <text:p text:style-name="P19">difference : 27447</text:p>
      <text:p text:style-name="P19">validation_start : <text:s/>23987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9 ...</text:p>
      <text:p text:style-name="P19">Validation Accuracy = 0.494</text:p>
      <text:p text:style-name="P18"/>
      <text:p text:style-name="P19">validation_size : 11762</text:p>
      <text:p text:style-name="P19">difference : 27447</text:p>
      <text:p text:style-name="P19">validation_start : <text:s/>1599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10 ...</text:p>
      <text:p text:style-name="P19">Validation Accuracy = 0.448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77</text:p>
      <text:p text:style-name="P12"/>
      <text:p text:style-name="P12"/>
      <text:p text:style-name="P12"/>
      <text:p text:style-name="P12"/>
      <text:p text:style-name="P12"/>
      <text:p text:style-name="P4"><text:soft-page-break/><text:span text:style-name="T12">D</text:span>ata Train without data preprocessing</text:p>
      <text:p text:style-name="P13"><text:span text:style-name="T5">Data validation = </text:span><text:span text:style-name="T8">Affine</text:span></text:p>
      <text:p text:style-name="P13"><text:span text:style-name="T8"/></text:p>
      <text:p text:style-name="P13"><text:span text:style-name="T8">Training...</text:span></text:p>
      <text:p text:style-name="P18"/>
      <text:p text:style-name="P19">validation_size : 11762</text:p>
      <text:p text:style-name="P19">difference : 27447</text:p>
      <text:p text:style-name="P19">validation_start : <text:s/>598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0.343</text:p>
      <text:p text:style-name="P18"/>
      <text:p text:style-name="P19">validation_size : 11762</text:p>
      <text:p text:style-name="P19">difference : 27447</text:p>
      <text:p text:style-name="P19">validation_start : <text:s/>26069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2 ...</text:p>
      <text:p text:style-name="P19">Validation Accuracy = 0.261</text:p>
      <text:p text:style-name="P18"/>
      <text:p text:style-name="P19">validation_size : 11762</text:p>
      <text:p text:style-name="P19">difference : 27447</text:p>
      <text:p text:style-name="P19">validation_start : <text:s/>18460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3 ...</text:p>
      <text:p text:style-name="P19">Validation Accuracy = 0.158</text:p>
      <text:p text:style-name="P18"/>
      <text:p text:style-name="P19">validation_size : 11762</text:p>
      <text:p text:style-name="P19">difference : 27447</text:p>
      <text:p text:style-name="P19">validation_start : <text:s/>8692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<text:soft-page-break/>/home/naaman/anaconda3/envs/CTSC/lib/python3.5/site-packages/ipykernel/__main__.py:31: FutureWarning: comparison to `None` will result in an elementwise object comparison in the future.</text:p>
      <text:p text:style-name="P7">EPOCH 4 ...</text:p>
      <text:p text:style-name="P19">Validation Accuracy = 0.103</text:p>
      <text:p text:style-name="P18"/>
      <text:p text:style-name="P19">validation_size : 11762</text:p>
      <text:p text:style-name="P19">difference : 27447</text:p>
      <text:p text:style-name="P19">validation_start : <text:s/>26612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5 ...</text:p>
      <text:p text:style-name="P19">Validation Accuracy = 0.079</text:p>
      <text:p text:style-name="P18"/>
      <text:p text:style-name="P19">validation_size : 11762</text:p>
      <text:p text:style-name="P19">difference : 27447</text:p>
      <text:p text:style-name="P19">validation_start : <text:s/>26752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6 ...</text:p>
      <text:p text:style-name="P19">Validation Accuracy = 0.057</text:p>
      <text:p text:style-name="P18"/>
      <text:p text:style-name="P19">validation_size : 11762</text:p>
      <text:p text:style-name="P19">difference : 27447</text:p>
      <text:p text:style-name="P19">validation_start : <text:s/>142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7 ...</text:p>
      <text:p text:style-name="P19">Validation Accuracy = 0.051</text:p>
      <text:p text:style-name="P18"/>
      <text:p text:style-name="P19">validation_size : 11762</text:p>
      <text:p text:style-name="P19">difference : 27447</text:p>
      <text:p text:style-name="P19">validation_start : <text:s/>847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<text:soft-page-break/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8 ...</text:p>
      <text:p text:style-name="P19">Validation Accuracy = 0.044</text:p>
      <text:p text:style-name="P18"/>
      <text:p text:style-name="P19">validation_size : 11762</text:p>
      <text:p text:style-name="P19">difference : 27447</text:p>
      <text:p text:style-name="P19">validation_start : <text:s/>672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9 ...</text:p>
      <text:p text:style-name="P19">Validation Accuracy = 0.040</text:p>
      <text:p text:style-name="P18"/>
      <text:p text:style-name="P19">validation_size : 11762</text:p>
      <text:p text:style-name="P19">difference : 27447</text:p>
      <text:p text:style-name="P19">validation_start : <text:s/>447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0 ...</text:p>
      <text:p text:style-name="P19">Validation Accuracy = 0.040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79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/></text:p>
      <text:p text:style-name="P5"><text:span text:style-name="T12">D</text:span>ata Train without data preprocessing</text:p>
      <text:p text:style-name="P14"><text:span text:style-name="T8">Data validation = </text:span><text:span text:style-name="T9">ElasticTransformation</text:span></text:p>
      <text:p text:style-name="P13"><text:span text:style-name="T8">Training...</text:span></text:p>
      <text:p text:style-name="P18"/>
      <text:p text:style-name="P19">validation_size : 11762</text:p>
      <text:p text:style-name="P19">difference : 27447</text:p>
      <text:p text:style-name="P19">validation_start : <text:s/>2519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7">/home/naaman/anaconda3/envs/CTSC/lib/python3.5/site-packages/ipykernel/__main__.py:30: FutureWarning: comparison to `None` will result in an elementwise object comparison in the future.</text:p>
      <text:p text:style-name="P19">/home/naaman/anaconda3/envs/CTSC/lib/python3.5/site-packages/ipykernel/__main__.py:31: FutureWarning: comparison to `None` will result in an elementwise object comparison in the future.</text:p>
      <text:p text:style-name="P7">EPOCH 1 ...</text:p>
      <text:p text:style-name="P19">Validation Accuracy = 0.586</text:p>
      <text:p text:style-name="P18"/>
      <text:p text:style-name="P19">validation_size : 11762</text:p>
      <text:p text:style-name="P19">difference : 27447</text:p>
      <text:p text:style-name="P19">validation_start : <text:s/>3312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2 ...</text:p>
      <text:p text:style-name="P19">Validation Accuracy = 0.582</text:p>
      <text:p text:style-name="P18"/>
      <text:p text:style-name="P19">validation_size : 11762</text:p>
      <text:p text:style-name="P19">difference : 27447</text:p>
      <text:p text:style-name="P19">validation_start : <text:s/>22555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3 ...</text:p>
      <text:p text:style-name="P19">Validation Accuracy = 0.530</text:p>
      <text:p text:style-name="P18"/>
      <text:p text:style-name="P19">validation_size : 11762</text:p>
      <text:p text:style-name="P19">difference : 27447</text:p>
      <text:p text:style-name="P19">validation_start : <text:s/>20961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4 ...</text:p>
      <text:p text:style-name="P19">Validation Accuracy = 0.464</text:p>
      <text:p text:style-name="P18"/>
      <text:p text:style-name="P19">validation_size : 11762</text:p>
      <text:p text:style-name="P19">difference : 27447</text:p>
      <text:p text:style-name="P19">validation_start : <text:s/>1834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5 ...</text:p>
      <text:p text:style-name="P19">Validation Accuracy = 0.409</text:p>
      <text:p text:style-name="P18"/>
      <text:p text:style-name="P19">validation_size : 11762</text:p>
      <text:p text:style-name="P19">difference : 27447</text:p>
      <text:p text:style-name="P19"><text:soft-page-break/>validation_start : <text:s/>10736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6 ...</text:p>
      <text:p text:style-name="P19">Validation Accuracy = 0.381</text:p>
      <text:p text:style-name="P18"/>
      <text:p text:style-name="P19">validation_size : 11762</text:p>
      <text:p text:style-name="P19">difference : 27447</text:p>
      <text:p text:style-name="P19">validation_start : <text:s/>22289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7 ...</text:p>
      <text:p text:style-name="P19">Validation Accuracy = 0.331</text:p>
      <text:p text:style-name="P18"/>
      <text:p text:style-name="P19">validation_size : 11762</text:p>
      <text:p text:style-name="P19">difference : 27447</text:p>
      <text:p text:style-name="P19">validation_start : <text:s/>26097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8 ...</text:p>
      <text:p text:style-name="P19">Validation Accuracy = 0.304</text:p>
      <text:p text:style-name="P18"/>
      <text:p text:style-name="P19">validation_size : 11762</text:p>
      <text:p text:style-name="P19">difference : 27447</text:p>
      <text:p text:style-name="P19">validation_start : <text:s/>12863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9 ...</text:p>
      <text:p text:style-name="P19">Validation Accuracy = 0.234</text:p>
      <text:p text:style-name="P18"/>
      <text:p text:style-name="P19">validation_size : 11762</text:p>
      <text:p text:style-name="P19">difference : 27447</text:p>
      <text:p text:style-name="P19">validation_start : <text:s/>23247</text:p>
      <text:p text:style-name="P19">Augmenter Pipeline registration process is starting ...</text:p>
      <text:p text:style-name="P19">Augmenter Pipeline registration process is terminated ...</text:p>
      <text:p text:style-name="P19">Augmenter Pipeline execution process is starting ...</text:p>
      <text:p text:style-name="P19">Augmenter Pipeline execution process is terminated ...</text:p>
      <text:p text:style-name="P19">EPOCH 10 ...</text:p>
      <text:p text:style-name="P19">Validation Accuracy = 0.256</text:p>
      <text:p text:style-name="P18"/>
      <text:p text:style-name="P19">Model saved</text:p>
      <text:p text:style-name="P7">/home/naaman/anaconda3/envs/CTSC/lib/python3.5/site-packages/ipykernel/__main__.py:82: FutureWarning: comparison to `None` will result in an elementwise object comparison in the future.</text:p>
      <text:p text:style-name="P19">/home/naaman/anaconda3/envs/CTSC/lib/python3.5/site-packages/ipykernel/__main__.py:83: FutureWarning: comparison to `None` will result in an elementwise object comparison in the future.</text:p>
      <text:p text:style-name="P7">Test Accuracy = 0.889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/></text:p>
      <text:p text:style-name="P17"><text:span text:style-name="T8">H</text:span><text:span text:style-name="T5">i,</text:span></text:p>
      <text:p text:style-name="P17"><text:span text:style-name="T5"/></text:p>
      <text:p text:style-name="P17"><text:span text:style-name="T5">Sorry for the delay because I preferred to take time to write a software on top of tensorflow to offer the following featrues :</text:span></text:p>
      <text:list xml:id="list4077702544663572362" text:style-name="L2">
        <text:list-item>
          <text:p text:style-name="P22"><text:span text:style-name="T5">Dataset library with an easy to use way to download, uncompress, load … data </text:span></text:p>
        </text:list-item>
      </text:list>
      <text:list xml:id="list2552445730188170507" text:style-name="L1">
        <text:list-item>
          <text:p text:style-name="P20"><text:span text:style-name="T5">Augmented Data library to create more validation data with an easy to use pipeline <text:s/>for define, build and execute methods</text:span></text:p>
        </text:list-item>
        <text:list-item>
          <text:p text:style-name="P20"><text:span text:style-name="T5">Preprocess data library for train data with an easy to use pipeline <text:s/>for define, build and execute methods</text:span></text:p>
        </text:list-item>
        <text:list-item>
          <text:p text:style-name="P20"><text:span text:style-name="T5">Convolutional network library with an easy to use pipeline <text:s/>for define, build and execute methods</text:span></text:p>
        </text:list-item>
        <text:list-item>
          <text:p text:style-name="P20"><text:span text:style-name="T5">Model library to define and build conv network with an easy to use pipeline <text:s/>for define, build and execute methods</text:span></text:p>
        </text:list-item>
        <text:list-item>
          <text:p text:style-name="P20"><text:span text:style-name="T5">Trainer library to train, validate and test model </text:span></text:p>
        </text:list-item>
      </text:list>
      <text:p text:style-name="P21"><text:span text:style-name="T5"/></text:p>
      <text:p text:style-name="P21"><text:span text:style-name="T5">I trained the model using the Data augmenter library to create 30% of the train dataset using different methods (vertical flip, horizontal flip, dropout, …) and for each methods I lunched </text:span><text:span text:style-name="T10">different trails for each augmented dataset with and without preprocessed train data <text:s/>the results of test accuracy <text:s/>were 0.88 on average </text:span></text:p>
      <text:p text:style-name="P21"><text:span text:style-name="T10"/></text:p>
      <text:p text:style-name="P23"><text:span text:style-name="T5">I summarized all the results in ods file on github.</text:span></text:p>
      <text:p text:style-name="P23"><text:span text:style-name="T5"/></text:p>
      <text:p text:style-name="P24"><text:span text:style-name="T11">All the software is in the <text:s text:c="4"/></text:span><text:span text:style-name="T30">T</text:span><text:span text:style-name="T24">rafficSignClassifier.ipynb</text:span></text:p>
      <text:p text:style-name="P25"><text:span text:style-name="T31">T</text:span><text:span text:style-name="T20">he results are in the <text:s text:c="18"/></text:span><text:span text:style-name="T28">Train_Validation_Test results.o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4:28:12.356712775</meta:creation-date>
    <dc:date>2017-02-12T17:16:27.774323861</dc:date>
    <meta:editing-duration>PT1H5M25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6" meta:paragraph-count="723" meta:word-count="4083" meta:character-count="33006" meta:non-whitespace-character-count="29549"/>
  </office:meta>
</office:document-meta>
</file>